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7cm"/>
    </style:style>
    <style:style style:name="Tabelle1.A1" style:family="table-cell">
      <style:table-cell-properties style:vertical-align="middle" fo:background-color="#9fca00" fo:padding="0.106cm" fo:border="0.05pt solid #ffffff">
        <style:background-image/>
      </style:table-cell-properties>
    </style:style>
    <style:style style:name="P1" style:family="paragraph" style:parent-style-name="Standard">
      <style:text-properties officeooo:rsid="000cc144" officeooo:paragraph-rsid="000cc144"/>
    </style:style>
    <style:style style:name="P2" style:family="paragraph" style:parent-style-name="Table_20_Contents">
      <style:paragraph-properties fo:margin-left="0cm" fo:margin-right="0cm" fo:margin-top="0cm" fo:margin-bottom="0cm" style:contextual-spacing="false" style:line-height-at-least="0.423cm" fo:text-align="start" style:justify-single-word="false" fo:text-indent="0cm" style:auto-text-indent="false"/>
      <style:text-properties fo:color="#ffffff" loext:opacity="100%"/>
    </style:style>
    <style:style style:name="P3" style:family="paragraph" style:parent-style-name="Table_20_Contents">
      <style:paragraph-properties fo:margin-top="0cm" fo:margin-bottom="0cm" style:contextual-spacing="false" style:line-height-at-least="0.423cm" fo:text-align="start" style:justify-single-word="false"/>
    </style:style>
    <style:style style:name="P4" style:family="paragraph" style:parent-style-name="Table_20_Contents">
      <style:paragraph-properties fo:margin-left="0cm" fo:margin-right="0cm" fo:margin-top="0cm" fo:margin-bottom="0cm" style:contextual-spacing="false" style:line-height-at-least="0.423cm" fo:text-align="start" style:justify-single-word="false" fo:text-indent="0cm" style:auto-text-indent="false"/>
    </style:style>
    <style:style style:name="T1" style:family="text">
      <style:text-properties fo:color="#ffffff" loext:opacity="100%"/>
    </style:style>
    <style:style style:name="T2" style:family="text">
      <style:text-properties fo:color="#ffffff" loext:opacity="100%"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tstellung im Satz üben (zB. Im Nebensatz: Stellung des finiten Verbs am Satzende)</text:p>
      <text:p text:style-name="P1">→ Ideen für Übungen</text:p>
      <text:p text:style-name="P1"/>
      <text:p text:style-name="P1"><text:bookmark text:name="yui_3_17_2_2_1689268680265_80"/><text:bookmark text:name="yui_3_17_2_4_1689268680265_305"/></text:p>
      <table:table table:name="Tabelle1" table:style-name="Tabelle1">
        <table:table-column table:style-name="Tabelle1.A"/>
        <table:table-row>
          <table:table-cell table:style-name="Tabelle1.A1" office:value-type="string">
            <text:p text:style-name="P2">Ich gebe den Lernenden eine Liste von Sätzen, in denen das finite Verb an unterschiedlichen Positionen steht. Die Aufgabe besteht darin, die Sätze umzustellen, um die korrekte Stellung des finiten Verbs zu erreichen. Dies kann in Form eines Wettbewerbs zwischen den Lernenden oder als Gruppenarbeit durchgeführt werden.</text:p>
          </table:table-cell>
        </table:table-row>
        <table:table-row>
          <table:table-cell table:style-name="Tabelle1.A1" office:value-type="string">
            <text:p text:style-name="P2">Auf der Lernkarte kann man viele gemischte Satzglieder schreiben und die Schüler dazu auffordern, sie in einer richtigen Reihenfolge zu bringen.</text:p>
          </table:table-cell>
        </table:table-row>
        <table:table-row>
          <table:table-cell table:style-name="Tabelle1.A1" office:value-type="string">
            <text:p text:style-name="P4"><text:span text:style-name="T1">Wörter zu einem </text:span><text:a xlink:type="simple" xlink:href="https://lernen.goethe.de/moodle/mod/glossary/showentry.php?eid=1861656&amp;displayformat=dictionary" text:style-name="Internet_20_link" text:visited-style-name="Visited_20_Internet_20_Link"><text:span text:style-name="T2">Satz</text:span></text:a><text:span text:style-name="T1"> puzzeln, dabei kann jeder Schüler einer Gruppe ein Wort tragen und ein anderer Schüler muss die Personen/Wörter in die richtige Reihenfolge bringen.</text:span></text:p>
          </table:table-cell>
        </table:table-row>
        <table:table-row>
          <table:table-cell table:style-name="Tabelle1.A1" office:value-type="string">
            <text:p text:style-name="P2">Ich mache Memotechniken gerade in den niedrigen Niveaus ganz gerne mit " Ich packe meinen Koffer". Es macht den Schülern Spaß, sie entscheiden selbst, was sie einpacken oder wie die Geschichte weitergeht und sie wiederholen es oft, sodass sie sich den Satzbau gut merken können. In diesem Fall würde ich es mit dem Perfekt A1.1 L7 anwenden. z.B. so: Heute war ein toller Tag. Ich habe PERSON A: Obst gekauft. PERSON B: Heute war ein toller Tag. Ich habe Obst gekauft und (ich habe) Fußball gespielt. PERSON C: ... In höheren Niveaus mache ich dann lieber eine Kettengeschichte, in der die Schüler 1-2 Minuten soviel schreiben dürfen (es gibt bestimmten, lustigen Wortschatz, den sie benutzen dürfen) und dann klingle ich und sie müssen bei der nächsten Geschichte weiterschreiben. Am Ende lesen und bewerten sie ihre Gecshichten (A2-B1)</text:p>
          </table:table-cell>
        </table:table-row>
        <table:table-row>
          <table:table-cell table:style-name="Tabelle1.A1" office:value-type="string">
            <text:p text:style-name="P2">Leider bin ich noch nicht so weit. Ich finde aber ein gutes übergeordnetes Thema kann sehr viel dazu beitragen den Stoff spielerisch und mit Spass zu lernen. Ein Thema wäre zum Beispiel das Containern..oder der Plastikmüll. Hier würde eine Diskussion anregend sein. Sätze wie : ich finde, dass Green Peace Recht hat. ich finde das Containern soll nicht verboten sein. Ich denke, dass wir bewusster einkaufen sollen. und weniger Müll produzieren sollen. etc..</text:p>
          </table:table-cell>
        </table:table-row>
        <table:table-row>
          <table:table-cell table:style-name="Tabelle1.A1" office:value-type="string">
            <text:p text:style-name="P4"><text:span text:style-name="T1">Die Lernenden werden in zwei Gruppen geteilt, eine Gruppe bekommt Zettel mit den Sätzen, die andere die Verben in einer Schachtel. Sie dürfen nicht sehen, was auf den Zetteln steht. Jede Gruppe zieht jeweils einmal und liest abwechselnd einen </text:span><text:a xlink:type="simple" xlink:href="https://lernen.goethe.de/moodle/mod/glossary/showentry.php?eid=1861656&amp;displayformat=dictionary" text:style-name="Internet_20_link" text:visited-style-name="Visited_20_Internet_20_Link"><text:span text:style-name="T2">Satz</text:span></text:a><text:span text:style-name="T1"> und und die andere Gruppe das Verb das sie gezogen haben. Natürlich passen die Verben nicht zu den Sätzen, sie werden trotzdem so zusammengesetzt und sind nebenbei auch lustig. Im zweiten Schritt sollen die Schüler natürlich die Sätze richtig zusammensetzen und korrekt aufschreiben.</text:span></text:p>
          </table:table-cell>
        </table:table-row>
        <table:table-row>
          <table:table-cell table:style-name="Tabelle1.A1" office:value-type="string">
            <text:p text:style-name="P4"><text:span text:style-name="T1">Ich stelle meinen Lernenden manchmal die Aufgabe, jeweils auf einem Blatt einen </text:span><text:a xlink:type="simple" xlink:href="https://lernen.goethe.de/moodle/mod/glossary/showentry.php?eid=1861656&amp;displayformat=dictionary" text:style-name="Internet_20_link" text:visited-style-name="Visited_20_Internet_20_Link"><text:span text:style-name="T2">Satz</text:span></text:a><text:span text:style-name="T1"> zu beginnen. Anschließend wandern alle Zettel im Uhrzeigersinn und der jeweils nächste Lernende ergänzt ein Wort usw. Am Ende muss auf jedem Blatt durch fortlaufendes Weiterreichen des Zettels ein vollständiger </text:span><text:a xlink:type="simple" xlink:href="https://lernen.goethe.de/moodle/mod/glossary/showentry.php?eid=1861656&amp;displayformat=dictionary" text:style-name="Internet_20_link" text:visited-style-name="Visited_20_Internet_20_Link"><text:span text:style-name="T2">Satz</text:span></text:a><text:span text:style-name="T1"> stehen.</text:span></text:p>
          </table:table-cell>
        </table:table-row>
        <table:table-row>
          <table:table-cell table:style-name="Tabelle1.A1" office:value-type="string">
            <text:p text:style-name="P4"><text:span text:style-name="T1">Die Teilnehmer stellen sich in einer Reihe auf und jeder sagt einen </text:span><text:a xlink:type="simple" xlink:href="https://lernen.goethe.de/moodle/mod/glossary/showentry.php?eid=1861656&amp;displayformat=dictionary" text:style-name="Internet_20_link" text:visited-style-name="Visited_20_Internet_20_Link"><text:span text:style-name="T2">Satz</text:span></text:a><text:span text:style-name="T1">. Die nächste </text:span><text:a xlink:type="simple" xlink:href="https://lernen.goethe.de/moodle/mod/glossary/showentry.php?eid=1861635&amp;displayformat=dictionary" text:style-name="Internet_20_link" text:visited-style-name="Visited_20_Internet_20_Link"><text:span text:style-name="T2">Person</text:span></text:a><text:span text:style-name="T1"> wiederholt den </text:span><text:a xlink:type="simple" xlink:href="https://lernen.goethe.de/moodle/mod/glossary/showentry.php?eid=1861656&amp;displayformat=dictionary" text:style-name="Internet_20_link" text:visited-style-name="Visited_20_Internet_20_Link"><text:span text:style-name="T2">Satz</text:span></text:a><text:span text:style-name="T1"> und baut den </text:span><text:a xlink:type="simple" xlink:href="https://lernen.goethe.de/moodle/mod/glossary/showentry.php?eid=1861656&amp;displayformat=dictionary" text:style-name="Internet_20_link" text:visited-style-name="Visited_20_Internet_20_Link"><text:span text:style-name="T2">Satz</text:span></text:a><text:span text:style-name="T1"> mit dass; z. B. TN a: Ich bin müde. TN b: A hat gesagt, dass er müde ist, usw.</text:span></text:p>
          </table:table-cell>
        </table:table-row>
        <table:table-row>
          <table:table-cell table:style-name="Tabelle1.A1" office:value-type="string">
            <text:p text:style-name="P2">Ein Beispiel wird festgelegt: "sich über ein Geschenk freuen". Die Klasse legt das finite Verb an (haben) und das infinite (gefreut). Ein Schüler stellt sich als "gefreut"-Verb in die Mitte eines Kreises seiner Mitschüler. Alle möglichen Konjugationen werden auf Zetteln rundherum verteilt. Die Schüler werfen sich einen Ball zu. Wer ihn fängt, sagt die zeitliche Form auf. Allerdings muss auch der Schüler in der Mitte miteingebunden werden. Beispiel: Schüler A: "wird sich" - Mitte-Schüler: "gefreut" - Schüler A: "haben".</text:p>
          </table:table-cell>
        </table:table-row>
        <table:table-row>
          <table:table-cell table:style-name="Tabelle1.A1" office:value-type="string">
            <text:p text:style-name="P2">Die Lernenden könnten sich themenbezogen Sätze ausdenken. Jeder Lernende könnte dabei ein Wort sein/spielen. Dabei müssten sie sich in der richtigen aufstellen und die Worte aussprechen.</text:p>
          </table:table-cell>
        </table:table-row>
        <text:soft-page-break/>
        <table:table-row>
          <table:table-cell table:style-name="Tabelle1.A1" office:value-type="string">
            <text:p text:style-name="P2">Nein, ich kenne keine weiteren kreative, offene Aktivitäten zur Verbstellung. Ich kannte bisher nur relativ trockene Einsetzübungen.</text:p>
          </table:table-cell>
        </table:table-row>
        <table:table-row>
          <table:table-cell table:style-name="Tabelle1.A1" office:value-type="string">
            <text:p text:style-name="P2">ein Schüler könnte sich einen Hauptsatz ausdenken und die anderen Schüler notieren jeweils dazu passende Nebensätze.</text:p>
          </table:table-cell>
        </table:table-row>
        <table:table-row>
          <table:table-cell table:style-name="Tabelle1.A1" office:value-type="string">
            <text:p text:style-name="P2">Leider kenne ich keine weiteren, da ich selber noch keine Lehrerfahrung habe. Aber die Idee mit dem Gedicht aus dem Lösungsvorschlag gefällt mir. Die könnte ich mir vorstellen anzuwenden.</text:p>
          </table:table-cell>
        </table:table-row>
        <table:table-row>
          <table:table-cell table:style-name="Tabelle1.A1" office:value-type="string">
            <text:p text:style-name="P2">Jeder Teilnehmer kann einen Hauptsatz sagen, die anderen müssen einen Nebensatz vorschlagen, und die gruppe muss gemeinsam überlegen, ob das finite Verb korrekt platziert ist.</text:p>
          </table:table-cell>
        </table:table-row>
        <table:table-row>
          <table:table-cell table:style-name="Tabelle1.A1" office:value-type="string">
            <text:p text:style-name="P2">leider nein, da ich noch nicht unterrichte</text:p>
          </table:table-cell>
        </table:table-row>
        <table:table-row>
          <table:table-cell table:style-name="Tabelle1.A1" office:value-type="string">
            <text:p text:style-name="P2">Sätze bilden, die auf einen selber zutreffen.</text:p>
          </table:table-cell>
        </table:table-row>
        <table:table-row>
          <table:table-cell table:style-name="Tabelle1.A1" office:value-type="string">
            <text:p text:style-name="P4"><text:span text:style-name="T1">1) Ein Hauptsatz wird vorgegeben, wie z.B. "Er liebt sie nicht mehr, weil..." und dann müssen die TN den </text:span><text:a xlink:type="simple" xlink:href="https://lernen.goethe.de/moodle/mod/glossary/showentry.php?eid=1861656&amp;displayformat=dictionary" text:style-name="Internet_20_link" text:visited-style-name="Visited_20_Internet_20_Link"><text:span text:style-name="T2">Satz</text:span></text:a><text:span text:style-name="T1"> nacheinander mit verschiedenen Vermutungen beenden. 2) Kärtchen mit jeweils einem Hauptsatz werden gezogen und man hängt einen selbst kreierten Nebensatz an jeden </text:span><text:a xlink:type="simple" xlink:href="https://lernen.goethe.de/moodle/mod/glossary/showentry.php?eid=1861656&amp;displayformat=dictionary" text:style-name="Internet_20_link" text:visited-style-name="Visited_20_Internet_20_Link"><text:span text:style-name="T2">Satz</text:span></text:a><text:span text:style-name="T1">. 3) Das "Warum"-Spiel. TN stellen sich gegenseitig neugierige "Warum-Fragen". 4) Ratespiel, das sich die TN selbst überlegen. "Die Tür stand offen, als ich nach Hause kam, weil..." Eine Gruppe liest einen </text:span><text:a xlink:type="simple" xlink:href="https://lernen.goethe.de/moodle/mod/glossary/showentry.php?eid=1861656&amp;displayformat=dictionary" text:style-name="Internet_20_link" text:visited-style-name="Visited_20_Internet_20_Link"><text:span text:style-name="T2">Satz</text:span></text:a><text:span text:style-name="T1"> bis WEIL vor und die andere Gruppe versucht herauszufinden, wie der Nebensatz lautet. und viele mehr</text:span></text:p>
          </table:table-cell>
        </table:table-row>
        <table:table-row>
          <table:table-cell table:style-name="Tabelle1.A1" office:value-type="string">
            <text:p text:style-name="P2">Ich kenne auch die Variante mit Wörter puzzlen. Die Sätze stehen Wort für Wort auf je einem Zettel. Sie sind durcheinander und können dann von den Lernenden zusammegebaut werden.</text:p>
          </table:table-cell>
        </table:table-row>
        <table:table-row>
          <table:table-cell table:style-name="Tabelle1.A1" office:value-type="string">
            <text:p text:style-name="P4"><text:span text:style-name="T1">Die Schüler:innen werden in Gruppen aufgeteilt. Jede Gruppe erhält die gleichen Wortkarten und muss daraus 3 verschiedene Sätze bilden. Die Gruppe, die das zuerst richtig gelöst hat, hat gewonnen. Diese Aufgabe wiederhole ich mit wechselnden Wortkarten 1x wöchentlich mit unterschiedlichen Schwerpunkten (Stellung </text:span><text:a xlink:type="simple" xlink:href="https://lernen.goethe.de/moodle/mod/glossary/showentry.php?eid=1861683&amp;displayformat=dictionary" text:style-name="Internet_20_link" text:visited-style-name="Visited_20_Internet_20_Link"><text:span text:style-name="T2">Subjekt</text:span></text:a><text:span text:style-name="T1">, Stellung </text:span><text:a xlink:type="simple" xlink:href="https://lernen.goethe.de/moodle/mod/glossary/showentry.php?eid=1861632&amp;displayformat=dictionary" text:style-name="Internet_20_link" text:visited-style-name="Visited_20_Internet_20_Link"><text:span text:style-name="T2">Objekt</text:span></text:a><text:span text:style-name="T1">, Stellung Prädikatteile).</text:span></text:p>
          </table:table-cell>
        </table:table-row>
        <table:table-row>
          <table:table-cell table:style-name="Tabelle1.A1" office:value-type="string">
            <text:p text:style-name="P4"><text:span text:style-name="T1">b) Die Schüler könnten zb jeweils die Rolle eines Satzgliedes übernehmen (einer ist das </text:span><text:a xlink:type="simple" xlink:href="https://lernen.goethe.de/moodle/mod/glossary/showentry.php?eid=1861593&amp;displayformat=dictionary" text:style-name="Internet_20_link" text:visited-style-name="Visited_20_Internet_20_Link"><text:span text:style-name="T2">konjugierte Verb</text:span></text:a><text:span text:style-name="T1">) und dann stellen sie sich erst in der Reihe des Hauptsatzes auf, wenn dann eine Nebensatzeinleitung wie „dass“ kommt müssen sich alle umstellen.</text:span></text:p>
          </table:table-cell>
        </table:table-row>
        <table:table-row>
          <table:table-cell table:style-name="Tabelle1.A1" office:value-type="string">
            <text:p text:style-name="P4"><text:span text:style-name="T1">Würfelspiel (jeder Würfel steht für ein </text:span><text:a xlink:type="simple" xlink:href="https://lernen.goethe.de/moodle/mod/glossary/showentry.php?eid=1861659&amp;displayformat=dictionary" text:style-name="Internet_20_link" text:visited-style-name="Visited_20_Internet_20_Link"><text:span text:style-name="T2">Satzglied</text:span></text:a><text:span text:style-name="T1">) Wortkärtchen in richtige Reihenfolge legen</text:span></text:p>
          </table:table-cell>
        </table:table-row>
        <table:table-row>
          <table:table-cell table:style-name="Tabelle1.A1" office:value-type="string">
            <text:p text:style-name="P4"><text:span text:style-name="T1">Ein langer komplexer </text:span><text:a xlink:type="simple" xlink:href="https://lernen.goethe.de/moodle/mod/glossary/showentry.php?eid=1861656&amp;displayformat=dictionary" text:style-name="Internet_20_link" text:visited-style-name="Visited_20_Internet_20_Link"><text:span text:style-name="T2">Satz</text:span></text:a><text:span text:style-name="T1"> wird auf ein großes Plakat geschrieben und in die farblich gekennzeichneten Satzteile zerschnitten und wieder - wenn möglich in neuer Kombinationsform - rekonstruiert.</text:span></text:p>
          </table:table-cell>
        </table:table-row>
        <table:table-row>
          <table:table-cell table:style-name="Tabelle1.A1" office:value-type="string">
            <text:p text:style-name="P4"><text:span text:style-name="T1">Ich mag und nutze gerne Legespiele. Es gibt tolle Varianten auch für den Satzbau und für die Verbstellung. In meinem Kurs benutzen die Lernenden sie gerne, sie waren für uns bis jetzt Z.B. ein großartiges Hilfsmittel bei der Vermittlung von Perfekt und trennbaren Verben. Sie sind sehr verständlich und ich kann sie immer themenbezogen abwandeln. Für die Stellung des finiten Verbs könnte man Z.B die Sätze mit Akkusativobjekt/Dativobjekt ausdrucken und diese Sätze bis auf die kleinsten Einheiten (</text:span><text:a xlink:type="simple" xlink:href="https://lernen.goethe.de/moodle/mod/glossary/showentry.php?eid=1861683&amp;displayformat=dictionary" text:style-name="Internet_20_link" text:visited-style-name="Visited_20_Internet_20_Link"><text:span text:style-name="T2">Subjekt</text:span></text:a><text:span text:style-name="T1">,</text:span><text:a xlink:type="simple" xlink:href="https://lernen.goethe.de/moodle/mod/glossary/showentry.php?eid=1861641&amp;displayformat=dictionary" text:style-name="Internet_20_link" text:visited-style-name="Visited_20_Internet_20_Link"><text:span text:style-name="T2">Prädikat</text:span></text:a><text:span text:style-name="T1">, </text:span><text:a xlink:type="simple" xlink:href="https://lernen.goethe.de/moodle/mod/glossary/showentry.php?eid=1861632&amp;displayformat=dictionary" text:style-name="Internet_20_link" text:visited-style-name="Visited_20_Internet_20_Link"><text:span text:style-name="T2">Objekte</text:span></text:a><text:span text:style-name="T1">, weitere usw.) aufschneiden. Die Lernenden bekommen die Kärtchen und probieren korrekte Sätze zu legen. Eine tolle Übung sowohl für einfache Sätze in Einzelarbeit, als auch für kompliziertere Sätze in Partnerarbeit.</text:span></text:p>
          </table:table-cell>
        </table:table-row>
        <table:table-row>
          <table:table-cell table:style-name="Tabelle1.A1" office:value-type="string">
            <text:p text:style-name="P2">Ich habe von einer Bekannten gehört, dass sie die S aufstellt und jeder S ist ein Satzgleid und dann wird geübt....</text:p>
          </table:table-cell>
        </table:table-row>
        <table:table-row>
          <table:table-cell table:style-name="Tabelle1.A1" office:value-type="string">
            <text:p text:style-name="P4"><text:span text:style-name="T1">Ich kenne keine solche offene kreative Lernaktivitäten. Ich übte das bislang mit Satzpuzzles, wo die einzelnen Wörter schon vorgegeben sind. Teils als Aufgabeblatt, teils wie in dem ersten Teil des Videos mit Karten (eine pro </text:span><text:a xlink:type="simple" xlink:href="https://lernen.goethe.de/moodle/mod/glossary/showentry.php?eid=1861635&amp;displayformat=dictionary" text:style-name="Internet_20_link" text:visited-style-name="Visited_20_Internet_20_Link"><text:span text:style-name="T2">Person</text:span></text:a><text:span text:style-name="T1">).</text:span></text:p>
          </table:table-cell>
        </table:table-row>
        <table:table-row>
          <table:table-cell table:style-name="Tabelle1.A1" office:value-type="string">
            <text:p text:style-name="P2">Man könnte das so machen, dass ein Lerner ein Wort sagt und so fängt die Geschichte an. Der nächste Lerner sagt das 2. Worte und so geht es weiter bis zum letzten Lerner, der das finite Verb <text:soft-page-break/>sagt.</text:p>
          </table:table-cell>
        </table:table-row>
        <table:table-row>
          <table:table-cell table:style-name="Tabelle1.A1" office:value-type="string">
            <text:p text:style-name="P2">Vielleicht eine Art Kofferpacken-System: Ich werde ... eine Vase, ein Bild, eines grünes Band ... in meinen Koffer packen.</text:p>
          </table:table-cell>
        </table:table-row>
        <table:table-row>
          <table:table-cell table:style-name="Tabelle1.A1" office:value-type="string">
            <text:p text:style-name="P2">Im Kreis aufstellen, jeder Teilnehmer muss den Text des Vorgängers wiederholen und ein Wort hinzufügen, sodass eine Geschichte entsteht. Bei Verwendung eines finiten Verbs, aus dem Kreis hervortreten und Verb laut sagen. Text sollte je nach Level vorgegeben werden oder nicht.</text:p>
          </table:table-cell>
        </table:table-row>
        <table:table-row>
          <table:table-cell table:style-name="Tabelle1.A1" office:value-type="string">
            <text:p text:style-name="P4"><text:span text:style-name="T1">Das gleiche "Spiel" kann man auch mit Karten machen ,die man auf dickes Papier druckt und ausschneidet. Die Schüler spielen in Gruppen oder mit Partner. Karten liegen verdeckt auf dem Tisch, einer Schüler nach dem anderen deckt eine Karte mit einem Wort vom </text:span><text:a xlink:type="simple" xlink:href="https://lernen.goethe.de/moodle/mod/glossary/showentry.php?eid=1861656&amp;displayformat=dictionary" text:style-name="Internet_20_link" text:visited-style-name="Visited_20_Internet_20_Link"><text:span text:style-name="T2">Satz</text:span></text:a><text:span text:style-name="T1"> auf: z.B. 4 Karten "Maria geht heute einkaufen". 1. Maria 2. geht 3. heute 4. einkaufen</text:span></text:p>
          </table:table-cell>
        </table:table-row>
        <table:table-row>
          <table:table-cell table:style-name="Tabelle1.A1" office:value-type="string">
            <text:p text:style-name="P4"><text:span text:style-name="T1">Ich kann mir vorstellen, diese Idee im Unterricht zu verwenden. Sätze bilden meine Lernenden spontan, indem sie verdeckte Verbkarten ziehen, anhand eines Würfels die zu konjugierende Form bestimmen lassen (alles nach dem Zufallsprinzip) und mit bereits vorhandenem Wissen einen </text:span><text:a xlink:type="simple" xlink:href="https://lernen.goethe.de/moodle/mod/glossary/showentry.php?eid=1861656&amp;displayformat=dictionary" text:style-name="Internet_20_link" text:visited-style-name="Visited_20_Internet_20_Link"><text:span text:style-name="T2">Satz</text:span></text:a><text:span text:style-name="T1"> bilden.</text:span></text:p>
          </table:table-cell>
        </table:table-row>
        <table:table-row>
          <table:table-cell table:style-name="Tabelle1.A1" office:value-type="string">
            <text:p text:style-name="P2">Soweit bin ich mit meinen Schülern noch nicht. Aber ich hatte im Kopf auch mehrere Blätter, auf denen die Wörter stehen. So kann man evtl. flexibel die Stellungen tauschen, bis die richtige erarbeitet wurde.</text:p>
          </table:table-cell>
        </table:table-row>
        <table:table-row>
          <table:table-cell table:style-name="Tabelle1.A1" office:value-type="string">
            <text:p text:style-name="P2">Wie diese Lehrerin gemacht hat, würde ich mit Lernenden Sätze bilden, in denen pro Zeile jeweils nur ein Wort hinzugefügt wird.</text:p>
          </table:table-cell>
        </table:table-row>
        <table:table-row>
          <table:table-cell table:style-name="Tabelle1.A1" office:value-type="string">
            <text:p text:style-name="P4"><text:span text:style-name="T1">Die Verse eines erfundenen Gedichtes erweitern, der zweite Vers ist immer im Nebensatz. Dabei verwenden die Lernenden jedes Mal beim vorlesen abwechselnd die </text:span><text:a xlink:type="simple" xlink:href="https://lernen.goethe.de/moodle/mod/glossary/showentry.php?eid=1861599&amp;displayformat=dictionary" text:style-name="Internet_20_link" text:visited-style-name="Visited_20_Internet_20_Link"><text:span text:style-name="T2">Konnektoren</text:span></text:a><text:span text:style-name="T1"> DENN, WEIL und DA</text:span></text:p>
          </table:table-cell>
        </table:table-row>
        <table:table-row>
          <table:table-cell table:style-name="Tabelle1.A1" office:value-type="string">
            <text:p text:style-name="P2">Ich glaube man kann die Übung von dem Video auch abwandeln und es mit einem Lied üben. Man könnte die Schüler auch in deutschen Lieder nach Stellungsvarianten suchen lassen.</text:p>
          </table:table-cell>
        </table:table-row>
        <table:table-row>
          <table:table-cell table:style-name="Tabelle1.A1" office:value-type="string">
            <text:p text:style-name="P2">Es gibt andere Aktivitäten, die zum Lernen der Stellungsvarianten für das Verb vorgesehen wird. Eines davon ist mit kleine Kärtchen die Stellung erklären.</text:p>
          </table:table-cell>
        </table:table-row>
        <table:table-row>
          <table:table-cell table:style-name="Tabelle1.A1" office:value-type="string">
            <text:p text:style-name="P2">offene und kreative Lernmethoden findet man mittlerweile gut in Youtube, hier wird anhand von Schaubildern die 3 verschieden Stellungsmerkmale der Verben gut veranschaulicht. Auch Ponds bietet hier gute Übungsvarianten.</text:p>
          </table:table-cell>
        </table:table-row>
        <table:table-row>
          <table:table-cell table:style-name="Tabelle1.A1" office:value-type="string">
            <text:p text:style-name="P2">Noch nicht, ich würde bestimmt mit Kärtchen arbeiten und Sätze bauen wollen. Also eine spielerische Art anwenden.</text:p>
          </table:table-cell>
        </table:table-row>
        <table:table-row>
          <table:table-cell table:style-name="Tabelle1.A1" office:value-type="string">
            <text:p text:style-name="P4"><text:span text:style-name="T1">Das Spiel "Was meinst Du?" Die Studenten bekommen Kärtchen mit verschiedenen Sätzen drauf wie zum Beispiel "Die Eltern lieben ihre Kinder", "Die Milch ist sauer", "Heute ist es kalt" etc. Ein Student zieht eine Karte, liest den </text:span><text:a xlink:type="simple" xlink:href="https://lernen.goethe.de/moodle/mod/glossary/showentry.php?eid=1861656&amp;displayformat=dictionary" text:style-name="Internet_20_link" text:visited-style-name="Visited_20_Internet_20_Link"><text:span text:style-name="T2">Satz</text:span></text:a><text:span text:style-name="T1"> und fragt seinen Nachbarn oder jemanden in der Klasse nach seiner Meinung. Der Gefragte antwortet: "Ich denke/meine/fühle, dass die Eltern ihre Kinder lieben".</text:span></text:p>
          </table:table-cell>
        </table:table-row>
        <table:table-row>
          <table:table-cell table:style-name="Tabelle1.A1" office:value-type="string">
            <text:p text:style-name="P4"><text:span text:style-name="T1">Eine ähnliche Lernaktivität wäre, dass die Lernenden eine Geschichte gemeinsam vorbereiten und an der Tafel zusammen erzählen. An der Tafel muss es Kärtchen mit einem richtigen </text:span><text:a xlink:type="simple" xlink:href="https://lernen.goethe.de/moodle/mod/glossary/showentry.php?eid=1861656&amp;displayformat=dictionary" text:style-name="Internet_20_link" text:visited-style-name="Visited_20_Internet_20_Link"><text:span text:style-name="T2">Satz</text:span></text:a><text:span text:style-name="T1"> je nach der Regel im Unterricht geben. Während die Lernenden ihre Geschichte erzählen kann ich einige Zeichen geben, wenn sie einen Fehler bezüglich des Satzbaus machen, und auf die Tafel zeigen.</text:span></text:p>
          </table:table-cell>
        </table:table-row>
        <table:table-row>
          <table:table-cell table:style-name="Tabelle1.A1" office:value-type="string">
            <text:p text:style-name="P2">Solche Lernaktivitäten sind mir nicht bekannt. Ich kann mir aber folgende Aktivität vorstellen: Die Lehrerin gibt die einzelnen Satzglieder voneinander getrennt auf Zetteln in die einzelnen Arbeitsgruppe und lässt diese dann in eine Reihenfolge bringen. Die Ergebnisse werden dann von der ganzen Klasse diskutiert und ggfs auch korrigiert.</text:p>
          </table:table-cell>
        </table:table-row>
        <table:table-row>
          <table:table-cell table:style-name="Tabelle1.A1" office:value-type="string">
            <text:p text:style-name="P2">Ich kenne leider noch keine kreativen Aktivitäten für das Erlernen dieses Themas, werde aber gern <text:soft-page-break/>auf die Methode, die in dieser Aufgabe vorgestellt wurde, zurückgreifen.</text:p>
          </table:table-cell>
        </table:table-row>
        <table:table-row>
          <table:table-cell table:style-name="Tabelle1.A1" office:value-type="string">
            <text:p text:style-name="P2">Möglichkeiten, die Stellungsvarianten des finiten Verbs zu üben, könnten sein ... - Lückentexte ausfüllen - eine Übung, bei der die einzelnen Wörter an eine Wäscheleine geklippt werden. farblich markiert je nach Wortart</text:p>
          </table:table-cell>
        </table:table-row>
        <table:table-row>
          <table:table-cell table:style-name="Tabelle1.A1" office:value-type="string">
            <text:p text:style-name="P2">Die Lerner sollen ein Gedicht schreiben. Dabei werden gemeinsam Sätze gebildet, in denen pro Zeile jeweils nur ein Wort hinzugefügt werden darf, z.B. Peter … Peter liebt … Peter liebt Inge … Peter liebt Inge so … Peter liebt Inge so sehr … Peter liebt Inge so sehr, dass … Peter liebt Inge so sehr, dass er … Peter liebt Inge so sehr, dass er für … Peter liebt Inge so sehr, dass er für sie ein Liebesgedicht schreibt.</text:p>
          </table:table-cell>
        </table:table-row>
        <table:table-row>
          <table:table-cell table:style-name="Tabelle1.A1" office:value-type="string">
            <text:p text:style-name="P2">Diese Übung würde ich genauso machen allerdings würden die Gruppen verschiedene Gedichtanfänge bekommen und verschiedene Gedichte schreiben. Sie würden nur die ersten drei Wörter, ein dass in der Mitte und das finite Verb am Ende des Satzes. Somit können sie kreativ bleiben in der Gestaltung ihres Gedichtes und werden schon darauf aufmerksam gemacht, dass bei einem Nebensatz ein finites Verb am Ende des Satzes steht.</text:p>
          </table:table-cell>
        </table:table-row>
        <table:table-row>
          <table:table-cell table:style-name="Tabelle1.A1" office:value-type="string">
            <text:p text:style-name="P2">Eine weitere offene Lernaktivität, die den Nebensatz mit dass übt und das Lernziel Meinung zu Personen in meiner Familie äußern verfolgt, kann wie Folgendes vorgehen: Es werden einige Kärtchen an die Teilnehmer verteilt, wo mit dass gebräuchliche Strukturen lesbar sind, wie z.B. Mir gefällt, dass mein Vater ..... . / Ich finde es toll, dass meine Mutter... . / Ich glaube, dass mein Großvater ..... . / Schade, dass mein Onkel .... . Die Lernenden können sich überlegen und ihre eigene Meinung mit ihren eigenen Wörtern äußern.</text:p>
          </table:table-cell>
        </table:table-row>
        <table:table-row>
          <table:table-cell table:style-name="Tabelle1.A1" office:value-type="string">
            <text:p text:style-name="P2">Es gibt verschiedene Legespiele, wie den Satzbaumeister und die Satzschlange, die hier benutzt werden können.</text:p>
          </table:table-cell>
        </table:table-row>
        <table:table-row>
          <table:table-cell table:style-name="Tabelle1.A1" office:value-type="string">
            <text:p text:style-name="P2">Leider noch keine weiteren.</text:p>
          </table:table-cell>
        </table:table-row>
        <table:table-row>
          <table:table-cell table:style-name="Tabelle1.A1" office:value-type="string">
            <text:p text:style-name="P2">Nein, leider nicht.</text:p>
          </table:table-cell>
        </table:table-row>
        <table:table-row>
          <table:table-cell table:style-name="Tabelle1.A1" office:value-type="string">
            <text:p text:style-name="P2">Frage - Antwort: "Was macht man im Backofen?" "Im Backofen backt man Kuchen." "Was kann man im Badezimmer machen?" "Im Badezimmer kann man duschen."</text:p>
          </table:table-cell>
        </table:table-row>
        <table:table-row>
          <table:table-cell table:style-name="Tabelle1.A1" office:value-type="string">
            <text:p text:style-name="P2">Man könnte mit den Schülern ein kleines Ratespiel machen, das folgendermaßen aussieht: Ein Schüler spricht einen Mitschüler seiner Wahl an, indem er folgenden Satzanfang fortführt: Ich glaube, dass du... Zum Beispiel: Ich glaube, dass du gerne Gitarre spielst. Ist die Äußerung des Schülers zutreffend, so ist der angesprochene Schüler an der Reihe. Ist die Äußerung nicht zutreffend, so muss der Schüler sich einen weitern Mitschüler ansprechen und eine Vermutung äußern.</text:p>
          </table:table-cell>
        </table:table-row>
        <table:table-row>
          <table:table-cell table:style-name="Tabelle1.A1" office:value-type="string">
            <text:p text:style-name="P4"><text:span text:style-name="T1">einzelne Satzglieder auf Puzzleteile schreiben und dann verbinden Dominosteine mit </text:span><text:a xlink:type="simple" xlink:href="https://lernen.goethe.de/moodle/mod/glossary/showentry.php?eid=1861659&amp;displayformat=dictionary" text:style-name="Internet_20_link" text:visited-style-name="Visited_20_Internet_20_Link"><text:span text:style-name="T2">Satzgliedern</text:span></text:a><text:span text:style-name="T1"> und lange Kette bilden Onlineübungen am Computer</text:span></text:p>
          </table:table-cell>
        </table:table-row>
        <table:table-row>
          <table:table-cell table:style-name="Tabelle1.A1" office:value-type="string">
            <text:p text:style-name="P4"><text:span text:style-name="T1">- </text:span><text:a xlink:type="simple" xlink:href="https://lernen.goethe.de/moodle/mod/glossary/showentry.php?eid=1861656&amp;displayformat=dictionary" text:style-name="Internet_20_link" text:visited-style-name="Visited_20_Internet_20_Link"><text:span text:style-name="T2">Satz</text:span></text:a><text:span text:style-name="T1"> in Satzglieder aufteilen/ausschneiden und positionieren - eigene Satzgliedkarten erstellen -&gt; hier ggf. auch Wörter trennen, dann aber beim Legen (oder vorher farblich) darstellen, dass die Bestandteile eines Satzglieds "ein Gedicht" zusammengehören</text:span></text:p>
          </table:table-cell>
        </table:table-row>
        <table:table-row>
          <table:table-cell table:style-name="Tabelle1.A1" office:value-type="string">
            <text:p text:style-name="P2">Da ich keine Unterrichtspraxis habe, kenne ich leider noch keine anderen Methoden.</text:p>
          </table:table-cell>
        </table:table-row>
        <table:table-row>
          <table:table-cell table:style-name="Tabelle1.A1" office:value-type="string">
            <text:p text:style-name="P2">Diese kreative Übung, so wie sie aus- und aufgeführt wurde, ist perfekt um die Stellungsvarianten des finiten Verbs zu üben. Man könnte noch variieren, indem man mit kleinen Wörterbausteinen auf dem Tisch mit allen zusammen vollständige Sätze bildet oder an der Tafel mit Magneten aus einem Wort-Mix Sätze baut. Die Lernenden sind gern an der Tafel, aus meiner Erfahrung. Beide Aktivitäten habe ich ausprobiert und steigern die Motivation der Lernenden, auch in der englischen Sprache. Ebenso ist dies in Form eines Wettkampfes denkbar.</text:p>
          </table:table-cell>
        </table:table-row>
        <table:table-row>
          <table:table-cell table:style-name="Tabelle1.A1" office:value-type="string">
            <text:p text:style-name="P4"><text:span text:style-name="T1">Die SuS können selber jeder für sich oder in Partnerarbeit Sätze bilden und auf Karten schreiben. Anschließend können die Sätze in einzelne Wörter oder Wortgruppen auseinandergeschnitten </text:span><text:soft-page-break/><text:span text:style-name="T1">werden. Ein anderer Schüler/ eine andere Gruppe bekommt dann die Einzelteile. Die Einzelbausteine können bei einer Gruppe auch immer je eine Karte einer </text:span><text:a xlink:type="simple" xlink:href="https://lernen.goethe.de/moodle/mod/glossary/showentry.php?eid=1861635&amp;displayformat=dictionary" text:style-name="Internet_20_link" text:visited-style-name="Visited_20_Internet_20_Link"><text:span text:style-name="T2">Person</text:span></text:a><text:span text:style-name="T1"> zugeordnet werden. Diese können dann die Sätze wieder zusammensetzen. Satzschlangen bilden ist ebenfalls eine gute Methode, um den SuS den Satzbau spielerisch zu vermitteln. Einer gibt einen Satzanfang vor, jeder fügt nacheinander ein Wort hinzu, ist die Reihenfolge falsch oder kann ein Spieler den </text:span><text:a xlink:type="simple" xlink:href="https://lernen.goethe.de/moodle/mod/glossary/showentry.php?eid=1861656&amp;displayformat=dictionary" text:style-name="Internet_20_link" text:visited-style-name="Visited_20_Internet_20_Link"><text:span text:style-name="T2">Satz</text:span></text:a><text:span text:style-name="T1"> nicht weiterergänzen, ist er raus.</text:span></text:p>
          </table:table-cell>
        </table:table-row>
        <table:table-row>
          <table:table-cell table:style-name="Tabelle1.A1" office:value-type="string">
            <text:p text:style-name="P2">Das kommt sehr auf das Alter und die Gruppenzusammensetzung an. Mit Kindern lassen sich Würfelsätze bilden. Im Hinblick auf Erwachsene gefällt mir die vorgeschlagene Übung sehr, die werde ich bestimmt einsetzen. Aber auch sonst bietet sich beim Satzbau m.E. durchaus an, Bewegung im Raum einzubeziehen.</text:p>
          </table:table-cell>
        </table:table-row>
        <table:table-row>
          <table:table-cell table:style-name="Tabelle1.A1" office:value-type="string">
            <text:p text:style-name="P2">Nein, ich muss gestehen, dass ich mich damit in meine Unterricht noch nicht auseinandergesetzt habe. Durch kreative Steilvorlage der indischen Lehrerin habe ich aber eine Vorstellung darüber gewonnen, wie die Stellung der Satzglieder vermittelt werden kann.</text:p>
          </table:table-cell>
        </table:table-row>
        <table:table-row>
          <table:table-cell table:style-name="Tabelle1.A1" office:value-type="string">
            <text:p text:style-name="P2">Ich kannte bisher nur das Aufschreiben einzelner Satzglieder auf Papier. Die Schüler müssen sich selbständig in die richtige Reihenfolge stellen.</text:p>
          </table:table-cell>
        </table:table-row>
        <table:table-row>
          <table:table-cell table:style-name="Tabelle1.A1" office:value-type="string">
            <text:p text:style-name="P2">Derzeit kenne ich, außer der im Film gezeigten Übung, keine.</text:p>
          </table:table-cell>
        </table:table-row>
        <table:table-row>
          <table:table-cell table:style-name="Tabelle1.A1" office:value-type="string">
            <text:p text:style-name="P2">Ich würde ebenfalls mit körperlichen Aktivitäten üben. So könnte zum Beispiel ein Schüler je eine Stellungsvariante personifizieren; je besser die Schüler die Regel beherrschen, desto mehr Schüler könnten teilnehmen, sodass sich zum Schluss eine ganze Gruppe an Schülern in Einklang bewegen müsste.</text:p>
          </table:table-cell>
        </table:table-row>
        <table:table-row>
          <table:table-cell table:style-name="Tabelle1.A1" office:value-type="string">
            <text:p text:style-name="P2">Wir schreiben an der Tafel die Wörter und die Lehnenden sollen die Sätze bauen, ohne die Wörter wegzulassen. Dann können sie ihre eine Setze erfinden und einander diese Sätze geben.</text:p>
          </table:table-cell>
        </table:table-row>
        <table:table-row>
          <table:table-cell table:style-name="Tabelle1.A1" office:value-type="string">
            <text:p text:style-name="P4"><text:span text:style-name="T1">Bisher habe ich nur diese Methode kennengelernt, dass jedem Schüler ein </text:span><text:a xlink:type="simple" xlink:href="https://lernen.goethe.de/moodle/mod/glossary/showentry.php?eid=1861659&amp;displayformat=dictionary" text:style-name="Internet_20_link" text:visited-style-name="Visited_20_Internet_20_Link"><text:span text:style-name="T2">Satzglied</text:span></text:a><text:span text:style-name="T1"> zuteil wird und er dieses repräsentiert. Daraufhin stellen sich die Schüler in der richtigen Reihenfolge auf.</text:span></text:p>
          </table:table-cell>
        </table:table-row>
        <table:table-row>
          <table:table-cell table:style-name="Tabelle1.A1" office:value-type="string">
            <text:p text:style-name="P2">die Wörter auf dem Boden legen und mit den Lernen Sätze bilden.</text:p>
          </table:table-cell>
        </table:table-row>
        <table:table-row>
          <table:table-cell table:style-name="Tabelle1.A1" office:value-type="string">
            <text:p text:style-name="P2">bisher nicht</text:p>
          </table:table-cell>
        </table:table-row>
        <table:table-row>
          <table:table-cell table:style-name="Tabelle1.A1" office:value-type="string">
            <text:p text:style-name="P2">Da ich bisher keine Lehrerfahrung habe, kenne ich noch nicht viele Lernaktivitäten dieser Art speziell für die Vermittlung der Stellungsvarianten des finiten Verbs. Die Idee mit dem Gedicht gefällt mir jedoch sehr gut und ich kann mir gut vorstellen, dass diese Übung in abgewandelter Variante (z.B. ein Lied texten, oder Sätze vervollständigen, deren Anfang die Lehrkraft vorgibt) eingesetzt werden kann.</text:p>
          </table:table-cell>
        </table:table-row>
        <table:table-row>
          <table:table-cell table:style-name="Tabelle1.A1" office:value-type="string">
            <text:p text:style-name="P2">Ich habe keine Unterrichtspraxis</text:p>
          </table:table-cell>
        </table:table-row>
        <table:table-row>
          <table:table-cell table:style-name="Tabelle1.A1" office:value-type="string">
            <text:p text:style-name="P2">1. Man kann das gleiche "Spiel" machen, indem man jedem Schüler Wörter zum ausschneiden gibt, die er dann immer wieder in die Reihenfolge legen muss. 2. Übungen im Dialog mit den klassischen Frage-Antwort-Schema: z.B. "Gibst Du Peter den Apfel" - "Nein, ich gebe ihn ihm nicht."</text:p>
          </table:table-cell>
        </table:table-row>
        <table:table-row>
          <table:table-cell table:style-name="Tabelle1.A1" office:value-type="string">
            <text:p text:style-name="P4"><text:span text:style-name="T1">Die Idee mit dem Singen finde ich gut. Man kann eine Geschichte ausdenken, indem jede(r) Lernende ein Wort oder einen </text:span><text:a xlink:type="simple" xlink:href="https://lernen.goethe.de/moodle/mod/glossary/showentry.php?eid=1861656&amp;displayformat=dictionary" text:style-name="Internet_20_link" text:visited-style-name="Visited_20_Internet_20_Link"><text:span text:style-name="T2">Satz</text:span></text:a><text:span text:style-name="T1"> ausdenkt und der/die nächste(r) Lernende soll die Fortsetzung ausdenken (die Geschichte besteht aus Nebensätzen).</text:span></text:p>
          </table:table-cell>
        </table:table-row>
        <table:table-row>
          <table:table-cell table:style-name="Tabelle1.A1" office:value-type="string">
            <text:p text:style-name="P3"><text:span text:style-name="T1">Als Theaterpädagogin in diversen PASCH-Projekten mit Deutschlernenden arbeite ich bisher ausschließlich mit offenen Formen. Ich habe sehr gute Erfahrungen mit Treppengedichten gemacht. Diese Übung aus Pune eigenet sich gut für eine Erweiterung mit chorischem Sprechen: Jede/r schreibt ein Treppengedicht nach Vorgabe der Lehrerin. Dann stellt sich die Tischgruppe (4-5 Leute) zusammen als Chor auf. </text:span><text:a xlink:type="simple" xlink:href="https://lernen.goethe.de/moodle/mod/glossary/showentry.php?eid=1861635&amp;displayformat=dictionary" text:style-name="Internet_20_link" text:visited-style-name="Visited_20_Internet_20_Link"><text:span text:style-name="T2">Person</text:span></text:a><text:span text:style-name="T1"> A, deren Gedicht chorisch vorgetragen werden soll, ist die Chorführerin und nimmt ihre Chorgruppe, die den Text ja bisher nur zur Hälfte kennt, Wort für Wort sprachlich mit. Durch diese Präsentationsform entsteht eine sehr hohe Aufmerksamkeit und </text:span><text:soft-page-break/><text:span text:style-name="T1">Konzentration auf Artikulation und Klang jedes einzeln Wortes. Die </text:span><text:a xlink:type="simple" xlink:href="https://lernen.goethe.de/moodle/mod/glossary/showentry.php?eid=1861707&amp;displayformat=dictionary" text:style-name="Internet_20_link" text:visited-style-name="Visited_20_Internet_20_Link"><text:span text:style-name="T2">Wortstellung</text:span></text:a><text:span text:style-name="T1"> der einzelnen Satzglieder prägt sich so ganz nebenbei ein.</text:span></text:p>
          </table:table-cell>
        </table:table-row>
      </table:table>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3T19:19:54.298000000</meta:creation-date>
    <dc:date>2023-07-13T19:21:06.166000000</dc:date>
    <meta:editing-duration>PT1M12S</meta:editing-duration>
    <meta:editing-cycles>1</meta:editing-cycles>
    <meta:document-statistic meta:table-count="1" meta:image-count="0" meta:object-count="0" meta:page-count="6" meta:paragraph-count="71" meta:word-count="2786" meta:character-count="18247" meta:non-whitespace-character-count="15532"/>
    <meta:generator>LibreOffice/7.5.3.2$Windows_X86_64 LibreOffice_project/9f56dff12ba03b9acd7730a5a481eea045e468f3</meta:generator>
  </office:meta>
</office:document-meta>
</file>